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4" style:family="paragraph" style:parent-style-name="Standard">
      <style:paragraph-properties fo:break-before="auto" fo:break-after="auto"/>
    </style:style>
    <style:style style:name="P35" style:family="paragraph" style:parent-style-name="Heading_20_1" style:list-style-name="WWNum4"/>
    <style:style style:name="P36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font-size="14pt" style:font-size-asian="14pt" style:font-size-complex="14pt"/>
    </style:style>
    <style:style style:name="T8" style:family="text">
      <style:text-properties fo:font-variant="small-caps" fo:color="#669966" fo:font-size="14pt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Informáticos</text:span><text:span text:style-name="T2"><text:line-break/></text:span><text:span text:style-name="T3">Unidad 07. Actividades no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7. Actividades no evaluables 02</text:span></text:p>
      <text:list xml:id="list3226122921" text:style-name="WWNum4">
        <text:list-item>
          <text:p text:style-name="P35"><text:bookmark text:name="_dbh0n1vac4c8"/>Ejercicio 01</text:p>
        </text:list-item>
      </text:list>
      <text:p text:style-name="P6">Realiza un estudio de las <text:span text:style-name="T10">características físicas y la configuración</text:span> de tu(s) unidad(es) de disco.<text:line-break/> Apóyate en fotos (del dispositivo, de la configuración en la BIOS/UEFI, etc.).<text:line-break/> → <text:span text:style-name="T11">Comparte la información obtenida en el foro.</text:span></text:p>
      <text:list xml:id="list72020057972704" text:continue-numbering="true" text:style-name="WWNum4">
        <text:list-item>
          <text:p text:style-name="P35"><text:bookmark text:name="_2ngjmkjgr5ot"/>Ejercicio 02</text:p>
        </text:list-item>
      </text:list>
      <text:p text:style-name="P6">Un disco duro transfiere datos a <text:span text:style-name="T10">1,6 Mb/s</text:span> y su velocidad de giro es de <text:span text:style-name="T10">5400 rpm</text:span>.<text:line-break/> ¿Cuántos <text:span text:style-name="T10">bytes</text:span> transfiere por <text:span text:style-name="T10">revolución</text:span>?</text:p>
      <text:list xml:id="list72020796983056" text:continue-numbering="true" text:style-name="WWNum4">
        <text:list-item>
          <text:p text:style-name="P35"><text:bookmark text:name="_iup4ueszazmv"/>Ejercicio 03</text:p>
        </text:list-item>
      </text:list>
      <text:p text:style-name="P6">Los fabricantes suelen indicar las especificaciones de un disco usando la terminología <text:span text:style-name="T10">CHS</text:span>:</text:p>
      <text:list xml:id="list3142452179" text:style-name="WWNum8">
        <text:list-item>
          <text:p text:style-name="P7"><text:span text:style-name="T10">C</text:span> = Cilindros</text:p>
        </text:list-item>
        <text:list-item>
          <text:p text:style-name="P16"><text:span text:style-name="T10">H</text:span> = Cabezas</text:p>
        </text:list-item>
        <text:list-item>
          <text:p text:style-name="P24"><text:span text:style-name="T10">S</text:span> = Sectores</text:p>
        </text:list-item>
      </text:list>
      <text:p text:style-name="P6">Sabiendo esto, calcula la <text:span text:style-name="T10">capacidad en GB</text:span> de un disco con:</text:p>
      <text:list xml:id="list3906927724" text:style-name="WWNum10">
        <text:list-item>
          <text:p text:style-name="P8">C = 200</text:p>
        </text:list-item>
        <text:list-item>
          <text:p text:style-name="P17">H = 64</text:p>
        </text:list-item>
        <text:list-item>
          <text:p text:style-name="P25"><text:soft-page-break/>S = 40</text:p>
        </text:list-item>
      </text:list>
      <text:p text:style-name="P6">Después, calcula la capacidad si el disco indica que posee <text:span text:style-name="T10">976.773.169 sectores LBA</text:span>.</text:p>
      <text:list xml:id="list72019980196580" text:continue-list="list72020796983056" text:style-name="WWNum4">
        <text:list-item>
          <text:p text:style-name="P35"><text:bookmark text:name="_743hnzde2d07"/>Ejercicio 04</text:p>
        </text:list-item>
      </text:list>
      <text:p text:style-name="P6">La siguiente tabla muestra parte de las especificaciones técnicas de una placa base.<text:line-break/>A partir de ella, responde:</text:p>
      <text:list xml:id="list3227505552" text:style-name="WWNum5">
        <text:list-item>
          <text:p text:style-name="P9">¿Cuántos discos duros se pueden conectar en total?</text:p>
        </text:list-item>
        <text:list-item>
          <text:p text:style-name="P18">¿Cuántas unidades SATA se pueden conectar?</text:p>
        </text:list-item>
        <text:list-item>
          <text:p text:style-name="P18">¿Podemos conectar una disquetera (FDD)? ¿Y dos?</text:p>
        </text:list-item>
        <text:list-item>
          <text:p text:style-name="P18">En total:</text:p>
          <text:list>
            <text:list-item>
              <text:p text:style-name="P28">¿Cuántos discos duros internos pueden conectarse?</text:p>
            </text:list-item>
            <text:list-item>
              <text:p text:style-name="P29">¿Cuántos dispositivos ópticos pueden conectarse?</text:p>
            </text:list-item>
          </text:list>
        </text:list-item>
      </text:list>
      <text:p text:style-name="P36"><text:bookmark text:name="_ts9dhcuaiewn"/><text:span text:style-name="T12">Especificaciones — Interfaz de almacenamiento</text:span></text:p>
      <text:list xml:id="list2130294830" text:style-name="WWNum6">
        <text:list-item>
          <text:p text:style-name="P10">1 × conector <text:span text:style-name="T10">IDE</text:span>, compatible con ATA-133/100/66/33, hasta <text:span text:style-name="T10">2 dispositivos IDE</text:span></text:p>
        </text:list-item>
        <text:list-item>
          <text:p text:style-name="P19">6 × conectores <text:span text:style-name="T10">SATA 3 Gb/s</text:span>, hasta <text:span text:style-name="T10">6 dispositivos SATA</text:span></text:p>
        </text:list-item>
        <text:list-item>
          <text:p text:style-name="P19">Soporte RAID 0, RAID 1 y RAID 10</text:p>
        </text:list-item>
        <text:list-item>
          <text:p text:style-name="P19">Chip ITE IT8720</text:p>
        </text:list-item>
        <text:list-item>
          <text:p text:style-name="P19">1 × conector para <text:span text:style-name="T10">unidad de disquete</text:span>, hasta <text:span text:style-name="T10">1 disquetera.</text:span></text:p>
        </text:list-item>
      </text:list>
      <text:list xml:id="list72020749611061" text:continue-list="list72019980196580" text:style-name="WWNum4">
        <text:list-item>
          <text:p text:style-name="P35"><text:bookmark text:name="_mnyfk8ii0asf"/>Ejercicio 05</text:p>
        </text:list-item>
      </text:list>
      <text:p text:style-name="P6">¿Qué es <text:span text:style-name="T10">DMA</text:span> (Direct Memory Access)? ¿Qué utilidad tiene en los discos duros?<text:line-break/> → <text:span text:style-name="T11">Debate en el foro la utilidad de usar DMA en dispositivos como los discos duros.</text:span></text:p>
      <text:list xml:id="list72020234816138" text:continue-numbering="true" text:style-name="WWNum4">
        <text:list-item>
          <text:p text:style-name="P35"><text:bookmark text:name="_2513ado1dkut"/>Ejercicio 06</text:p>
        </text:list-item>
      </text:list>
      <text:p text:style-name="P6">¿Qué es el <text:span text:style-name="T10">modo USB HOST</text:span>? <text:s/>Pon un ejemplo de uso.</text:p>
      <text:list xml:id="list72019942393366" text:continue-numbering="true" text:style-name="WWNum4">
        <text:list-item>
          <text:p text:style-name="P35"><text:bookmark text:name="_m93fblnb637h"/>Ejercicio 07</text:p>
        </text:list-item>
      </text:list>
      <text:p text:style-name="P6">Los periféricos <text:span text:style-name="T10">ratón</text:span> y <text:span text:style-name="T10">teclado</text:span> son muy comunes, pero no se han estudiado en profundidad.<text:line-break/>Realiza un pequeño trabajo indicando:</text:p>
      <text:list xml:id="list2281972524" text:style-name="WWNum2">
        <text:list-item>
          <text:p text:style-name="P11">Tipos de teclados disponibles en las tiendas.</text:p>
        </text:list-item>
        <text:list-item>
          <text:p text:style-name="P20">Tipos de ratones.</text:p>
        </text:list-item>
        <text:list-item>
          <text:p text:style-name="P20">Ventajas y desventajas de cada tipo (incluido el <text:span text:style-name="T10">precio</text:span>).</text:p>
        </text:list-item>
        <text:list-item>
          <text:p text:style-name="P20">¿Existen tecnologías nuevas relacionadas con estos dos periféricos?</text:p>
        </text:list-item>
      </text:list>
      <text:list xml:id="list72019195689813" text:continue-list="list72019942393366" text:style-name="WWNum4">
        <text:list-item>
          <text:p text:style-name="P35"><text:bookmark text:name="_vqqgdbf0pght"/><text:soft-page-break/>Ejercicio 08</text:p>
        </text:list-item>
      </text:list>
      <text:p text:style-name="P6">Un monitor LED cuya <text:span text:style-name="T10">resolución nativa es de 1440 × 1280</text:span>. ¿Cuántos <text:span text:style-name="T10">transistores</text:span> tendrá?</text:p>
      <text:p text:style-name="P6"><text:span text:style-name="T11">(Recuerda: cada píxel usa 3 transistores —RGB— en paneles LED TFT).</text:span></text:p>
      <text:list xml:id="list72019418521769" text:continue-numbering="true" text:style-name="WWNum4">
        <text:list-item>
          <text:p text:style-name="P35"><text:bookmark text:name="_n1amtewautzs"/>Ejercicio 09</text:p>
        </text:list-item>
      </text:list>
      <text:p text:style-name="P6">Si tu ordenador tiene <text:span text:style-name="T10">2 MB</text:span> de memoria de vídeo:</text:p>
      <text:list xml:id="list2013353368" text:style-name="WWNum9">
        <text:list-item>
          <text:p text:style-name="P12">¿Cuál es la <text:span text:style-name="T10">máxima resolución</text:span> soportada trabajando a <text:span text:style-name="T10">256 colores (8 bits)</text:span>?</text:p>
        </text:list-item>
        <text:list-item>
          <text:p text:style-name="P21">¿Y si se trabaja con <text:span text:style-name="T10">16,7 millones de colores (24 bits)</text:span>?</text:p>
        </text:list-item>
      </text:list>
      <text:list xml:id="list72019357718249" text:continue-list="list72019418521769" text:style-name="WWNum4">
        <text:list-item>
          <text:p text:style-name="P35"><text:bookmark text:name="_wwajmeonuqp5"/>Ejercicio 10</text:p>
        </text:list-item>
      </text:list>
      <text:p text:style-name="P6">En los apuntes estudiamos el conector de datos <text:span text:style-name="T10">SATA</text:span>, pero existen variaciones. Haz un informe sobre <text:span text:style-name="T10">tres variantes</text:span> del conector SATA, incluyendo:</text:p>
      <text:list xml:id="list3888380090" text:style-name="WWNum7">
        <text:list-item>
          <text:p text:style-name="P13">Imágenes</text:p>
        </text:list-item>
        <text:list-item>
          <text:p text:style-name="P22">Formas y tipos de cables</text:p>
        </text:list-item>
        <text:list-item>
          <text:p text:style-name="P22">En qué dispositivos se utilizan</text:p>
        </text:list-item>
      </text:list>
      <text:list xml:id="list72019256038282" text:continue-list="list72019357718249" text:style-name="WWNum4">
        <text:list-item>
          <text:p text:style-name="P35"><text:bookmark text:name="_kjml20utjd7l"/>Ejercicio 11</text:p>
        </text:list-item>
      </text:list>
      <text:p text:style-name="P6">Sabemos que los SSD pierden rendimiento cuando están llenos. Investiga:</text:p>
      <text:list xml:id="list997679493" text:style-name="WWNum1">
        <text:list-item>
          <text:p text:style-name="P14">¿Qué es la <text:span text:style-name="T10">amplificación de escritura</text:span> (<text:span text:style-name="T11">write amplification</text:span>)?</text:p>
        </text:list-item>
        <text:list-item>
          <text:p text:style-name="P26">¿Qué papel tiene el comando <text:span text:style-name="T10">TRIM</text:span> en esta problemática?</text:p>
        </text:list-item>
      </text:list>
      <text:p text:style-name="Standard"/>
      <text:list xml:id="list72019067045271" text:continue-list="list72019256038282" text:style-name="WWNum4">
        <text:list-item>
          <text:p text:style-name="P35"><text:bookmark text:name="_79os8if8g3kc"/>Ejercicio 12</text:p>
        </text:list-item>
      </text:list>
      <text:p text:style-name="P6">El mundo de las tarjetas gráficas 3D es muy complejo, pero es importante conocer ciertos conceptos básicos. Investiga el significado de:</text:p>
      <text:list xml:id="list1100275624" text:style-name="WWNum3">
        <text:list-item>
          <text:p text:style-name="P15">Pipelines</text:p>
        </text:list-item>
        <text:list-item>
          <text:p text:style-name="P23">Blending</text:p>
        </text:list-item>
        <text:list-item>
          <text:p text:style-name="P23">Anti-aliasing</text:p>
        </text:list-item>
        <text:list-item>
          <text:p text:style-name="P23">Shading</text:p>
        </text:list-item>
        <text:list-item>
          <text:p text:style-name="P23">POV-Ray</text:p>
        </text:list-item>
        <text:list-item>
          <text:p text:style-name="P23">Filtrado anisotrópico</text:p>
        </text:list-item>
        <text:list-item>
          <text:p text:style-name="P23">Z-buffer</text:p>
        </text:list-item>
        <text:list-item>
          <text:p text:style-name="P23"><text:soft-page-break/>Clipping</text:p>
        </text:list-item>
        <text:list-item>
          <text:p text:style-name="P27">Renderizado (render)</text:p>
        </text:list-item>
      </text:list>
      <text:p text:style-name="P6">→ <text:span text:style-name="T11">Debate en el foro con la información que has obtenido sobre como influyen estos elementos en el rendimiento de las tarjetas gráfic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7. Hardware</text:span></text:p>
      </style:header>
      <style:footer>
        <text:p text:style-name="MP4"><text:span text:style-name="MT1">CFGS DAM/DAW<text:tab/><text:tab/>Unidad 07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3" meta:word-count="577" meta:character-count="3339" meta:non-whitespace-character-count="2875"/>
    <meta:generator>LibreOfficeDev/6.0.5.2$Linux_X86_64 LibreOffice_project/</meta:generator>
  </office:meta>
</office:document-meta>
</file>